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720000008BBE91426629E2376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writing-mode="lr-tb"/>
      <style:text-properties fo:background-color="transparent" loext:padding="0cm" loext:border="non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writing-mode="lr-tb"/>
      <style:text-properties fo:font-size="10pt" fo:background-color="transparent" style:font-size-asian="10pt" style:font-size-complex="10pt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0ff65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5.76cm" table:align="left"/>
    </style:style>
    <style:style style:name="Tabla1.A" style:family="table-column">
      <style:table-column-properties style:column-width="2.295cm"/>
    </style:style>
    <style:style style:name="Tabla1.B" style:family="table-column">
      <style:table-column-properties style:column-width="5.999cm"/>
    </style:style>
    <style:style style:name="Tabla1.C" style:family="table-column">
      <style:table-column-properties style:column-width="2.745cm"/>
    </style:style>
    <style:style style:name="Tabla1.D" style:family="table-column">
      <style:table-column-properties style:column-width="2.559cm"/>
    </style:style>
    <style:style style:name="Tabla1.E" style:family="table-column">
      <style:table-column-properties style:column-width="2.163cm"/>
    </style:style>
    <style:style style:name="Tabla1.1" style:family="table-row">
      <style:table-row-properties style:min-row-height="0.298cm"/>
    </style:style>
    <style:style style:name="Tabla1.A1" style:family="table-cell">
      <style:table-cell-properties style:vertical-align="middle" fo:padding-left="0.203cm" fo:padding-right="0.203cm" fo:padding-top="0.049cm" fo:padding-bottom="0.049cm" fo:border="0.5pt solid #000000"/>
    </style:style>
    <style:style style:name="Tabla1.3" style:family="table-row">
      <style:table-row-properties style:min-row-height="0.446cm"/>
    </style:style>
    <style:style style:name="Tabla1.5" style:family="table-row">
      <style:table-row-properties style:min-row-height="0.182cm"/>
    </style:style>
    <style:style style:name="MP1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writing-mode="lr-tb"/>
      <style:text-properties fo:background-color="transparent" loext:padding="0cm" loext:border="none"/>
    </style:style>
    <style:style style:name="MP2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writing-mode="lr-tb"/>
      <style:text-properties fo:font-size="10pt" fo:background-color="transparent" style:font-size-asian="10pt" style:font-size-complex="10pt"/>
    </style:style>
    <style:style style:name="MP3" style:family="paragraph" style:parent-style-name="Text_20_body">
      <style:paragraph-properties fo:margin-top="0cm" fo:margin-bottom="0cm" style:contextual-spacing="false"/>
    </style:style>
    <style:style style:name="MP4" style:family="paragraph" style:parent-style-name="Table_20_Contents">
      <style:text-properties fo:font-size="2pt" style:font-size-asian="2pt" style:font-size-complex="2pt"/>
    </style:style>
    <style:style style:name="MP5" style:family="paragraph" style:parent-style-name="Table_20_Contents">
      <style:text-properties fo:font-size="10pt" style:font-size-asian="10pt" style:font-size-complex="10pt"/>
    </style:style>
    <style:style style:name="MT1" style:family="text">
      <style:text-properties officeooo:rsid="000ff65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section text:style-name="MSect1" text:name="docs-internal-guid-8721427d-7fff-ace5-b26d-e905b7be746f"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column table:style-name="Tabla1.D"/>
            <table:table-column table:style-name="Tabla1.E"/>
            <table:table-row table:style-name="Tabla1.1">
              <table:table-cell table:style-name="Tabla1.A1" table:number-rows-spanned="5" office:value-type="string">
                <text:p text:style-name="MP1"><draw:frame draw:style-name="Mfr1" draw:name="Imagen1" text:anchor-type="as-char" svg:width="1.693cm" svg:height="2.037cm" draw:z-index="0"><draw:image xlink:href="Pictures/10000000000000720000008BBE91426629E23768.png" xlink:type="simple" xlink:show="embed" xlink:actuate="onLoad" draw:mime-type="image/png"/></draw:frame></text:p>
              </table:table-cell>
              <table:table-cell table:style-name="Tabla1.A1" table:number-columns-spanned="3" office:value-type="string">
                <text:p text:style-name="MP2">UNIVERSIDAD ABIERTA INTERAMERICANA</text:p>
                <text:p text:style-name="MP2">Facultad de Tecnología Informática</text:p>
              </table:table-cell>
              <table:covered-table-cell/>
              <table:covered-table-cell/>
              <table:table-cell table:style-name="Tabla1.A1" office:value-type="string">
                <text:p text:style-name="MP2">Año</text:p>
                <text:p text:style-name="MP2">20<text:span text:style-name="MT1">23</text:span></text:p>
              </table:table-cell>
            </table:table-row>
            <table:table-row>
              <table:covered-table-cell table:style-name="Tabla1.A1"/>
              <table:table-cell table:style-name="Tabla1.A1" office:value-type="string">
                <text:p text:style-name="MP2">Materia: Trabajo de <text:span text:style-name="MT1">Diploma</text:span></text:p>
              </table:table-cell>
              <table:table-cell table:style-name="Tabla1.A1" table:number-columns-spanned="2" office:value-type="string">
                <text:p text:style-name="MP2">Docente: <text:span text:style-name="MT1">Julian</text:span></text:p>
              </table:table-cell>
              <table:covered-table-cell/>
              <table:table-cell table:style-name="Tabla1.A1" table:number-rows-spanned="2" office:value-type="string">
                <text:p text:style-name="MP2">Etapa</text:p>
              </table:table-cell>
            </table:table-row>
            <table:table-row table:style-name="Tabla1.3">
              <table:covered-table-cell table:style-name="Tabla1.A1"/>
              <table:table-cell table:style-name="Tabla1.A1" office:value-type="string">
                <text:p text:style-name="MP2">Alumno: <text:span text:style-name="MT1">Francisco A. Flores Fanelli</text:span></text:p>
              </table:table-cell>
              <table:table-cell table:style-name="Tabla1.A1" table:number-columns-spanned="2" office:value-type="string">
                <text:p text:style-name="MP2">Legajo: 52962</text:p>
              </table:table-cell>
              <table:covered-table-cell/>
              <table:covered-table-cell table:style-name="Tabla1.A1"/>
            </table:table-row>
            <table:table-row>
              <table:covered-table-cell table:style-name="Tabla1.A1"/>
              <table:table-cell table:style-name="Tabla1.A1" office:value-type="string">
                <text:p text:style-name="MP2">Sede: Castelar</text:p>
              </table:table-cell>
              <table:table-cell table:style-name="Tabla1.A1" office:value-type="string">
                <text:p text:style-name="MP2">Comisión: 3°</text:p>
              </table:table-cell>
              <table:table-cell table:style-name="Tabla1.A1" office:value-type="string">
                <text:p text:style-name="MP2">Turno: Noche</text:p>
              </table:table-cell>
              <table:table-cell table:style-name="Tabla1.A1" table:number-rows-spanned="2" office:value-type="string">
                <text:p text:style-name="MP2">Versión:</text:p>
                <text:p text:style-name="MP2">1.0</text:p>
              </table:table-cell>
            </table:table-row>
            <table:table-row table:style-name="Tabla1.5">
              <table:covered-table-cell table:style-name="Tabla1.A1"/>
              <table:table-cell table:style-name="Tabla1.A1" table:number-columns-spanned="3" office:value-type="string">
                <text:p text:style-name="Table_20_Contents"/>
              </table:table-cell>
              <table:covered-table-cell/>
              <table:covered-table-cell/>
              <table:covered-table-cell table:style-name="Tabla1.A1"/>
            </table:table-row>
          </table:table>
          <text:p text:style-name="MP3"/>
        </text:section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21:39:23.667000000</meta:creation-date>
    <dc:date>2023-09-08T21:45:01.935000000</dc:date>
    <meta:editing-duration>PT5M40S</meta:editing-duration>
    <meta:editing-cycles>1</meta:editing-cycles>
    <meta:document-statistic meta:table-count="1" meta:image-count="1" meta:object-count="0" meta:page-count="1" meta:paragraph-count="15" meta:word-count="31" meta:character-count="219" meta:non-whitespace-character-count="202"/>
    <meta:generator>LibreOffice/7.6.0.3$Windows_X86_64 LibreOffice_project/69edd8b8ebc41d00b4de3915dc82f8f0fc3b6265</meta:generator>
  </office:meta>
</office:document-meta>
</file>